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rsid="001c8f9d" officeooo:paragraph-rsid="001c8f9d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b54b2" officeooo:paragraph-rsid="001b54b2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3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c8f9d" officeooo:paragraph-rsid="001c8f9d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dfa85" officeooo:paragraph-rsid="001dfa85" style:font-size-asian="12pt" style:font-style-asian="italic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a4c15" officeooo:paragraph-rsid="001a4c15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P23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3594" style:font-name-complex="Times New Roman1"/>
    </style:style>
    <style:style style:name="T3" style:family="text">
      <style:text-properties style:font-name="Times New Roman" officeooo:rsid="001b54b2" style:font-name-complex="Times New Roman1"/>
    </style:style>
    <style:style style:name="T4" style:family="text">
      <style:text-properties style:font-name="Times New Roman" officeooo:rsid="001dfa85" style:font-name-complex="Times New Roman1"/>
    </style:style>
    <style:style style:name="T5" style:family="text">
      <style:text-properties style:font-name="Times New Roman" fo:font-weight="bold" officeooo:rsid="001dfa85" style:font-weight-asian="bold" style:font-name-complex="Times New Roman1"/>
    </style:style>
    <style:style style:name="T6" style:family="text">
      <style:text-properties fo:color="#000080" loext:opacity="100%" fo:language="en" fo:country="GB" style:text-underline-style="solid" style:text-underline-width="auto" style:text-underline-color="font-color" style:language-asian="zxx" style:country-asian="none" style:language-complex="zxx" style:country-complex="none"/>
    </style:style>
    <style:style style:name="T7" style:family="text">
      <style:text-properties fo:color="#000080" loext:opacity="100%" fo:language="en" fo:country="GB" style:text-underline-style="solid" style:text-underline-width="auto" style:text-underline-color="font-color" officeooo:rsid="001b54b2" style:language-asian="zxx" style:country-asian="none" style:language-complex="zxx" style:country-complex="none"/>
    </style:style>
    <style:style style:name="T8" style:family="text">
      <style:text-properties fo:color="#000080" loext:opacity="100%" fo:language="en" fo:country="GB" style:text-underline-style="solid" style:text-underline-width="auto" style:text-underline-color="font-color" officeooo:rsid="001dfa85" style:language-asian="zxx" style:country-asian="none" style:language-complex="zxx" style:country-complex="none"/>
    </style:style>
    <style:style style:name="T9" style:family="text">
      <style:text-properties officeooo:rsid="001dfa85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6">web design</text:p><text:p text:style-name="P16">UX / UI / frontend</text:p><text:p text:style-name="P15"/></table:table-cell></table:table-row></table:table></draw:text-box></draw:frame></text:p>
      <text:p text:style-name="P13">Kung Lao</text:p>
      <text:p text:style-name="P3"><text:span text:style-name="T7">K</text:span><text:span text:style-name="T6">ung.lao@</text:span><text:span text:style-name="T8">rpc</text:span><text:span text:style-name="T6">.cn</text:span></text:p>
      <text:p text:style-name="P8">0123456789</text:p>
      <text:p text:style-name="P5"/>
      <text:p text:style-name="P5"/>
      <text:p text:style-name="P5"/>
      <text:p text:style-name="P4"/>
      <text:p text:style-name="P7"/>
      <text:p text:style-name="P9">FORMATION</text:p>
      <text:p text:style-name="P17"><text:span text:style-name="T1">20</text:span><text:span text:style-name="T4">18</text:span><text:span text:style-name="T3"> - </text:span><text:span text:style-name="T4">2021</text:span><text:span text:style-name="T1"><text:tab/></text:span><text:span text:style-name="T5">web deisng </text:span></text:p>
      <text:p text:style-name="P21"><text:tab/><text:tab/><text:span text:style-name="T9">école de design numérique de Nantes</text:span></text:p>
      <text:p text:style-name="P23"><text:tab/></text:p>
      <text:p text:style-name="P9"/>
      <text:p text:style-name="P9"/>
      <text:p text:style-name="P10"/>
      <text:p text:style-name="P10">EXPERIENCES PROFESSIONNELLES</text:p>
      <text:p text:style-name="P18"><text:span text:style-name="T1">20</text:span><text:span text:style-name="T3">21 – 2022<text:tab/><text:tab/></text:span><text:span text:style-name="T5">web design UI/UX et backend</text:span></text:p>
      <text:p text:style-name="P19"><text:s text:c="3"/><text:span text:style-name="T9">Java Angular React</text:span></text:p>
      <text:p text:style-name="P6"/>
      <text:p text:style-name="P6"/>
      <text:p text:style-name="P14"/>
      <text:p text:style-name="P11">Skill</text:p>
      <text:p text:style-name="P22"><text:span text:style-name="T2">L</text:span><text:span text:style-name="T1">ang</text:span><text:span text:style-name="T3">u</text:span><text:span text:style-name="T1">ages : </text:span><text:span text:style-name="T4">Java / JavaScript / HTML / CSS</text:span></text:p>
      <text:p text:style-name="P20">DB :<text:tab/><text:span text:style-name="T9">Oracle / MySQ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6</meta:editing-cycles>
    <meta:print-date>2018-06-15T01:15:00</meta:print-date>
    <meta:creation-date>2016-07-22T15:47:00</meta:creation-date>
    <dc:date>2021-11-03T14:59:41.002156991</dc:date>
    <meta:editing-duration>PT3H1M9S</meta:editing-duration>
    <meta:generator>LibreOffice/7.0.4.2$Linux_X86_64 LibreOffice_project/00$Build-2</meta:generator>
    <meta:document-statistic meta:table-count="1" meta:image-count="0" meta:object-count="0" meta:page-count="1" meta:paragraph-count="15" meta:word-count="50" meta:character-count="286" meta:non-whitespace-character-count="2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